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k Mukta1" svg:font-family="'Ek Mukta'"/>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Ek Mukta" svg:font-family="'Ek Mukta'"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Abstract">
      <style:text-properties style:use-window-font-color="true" style:font-name="Times New Roman"/>
    </style:style>
    <style:style style:name="P2" style:family="paragraph" style:parent-style-name="Heading_20_1">
      <style:text-properties style:use-window-font-color="true" style:font-name="Times New Roman"/>
    </style:style>
    <style:style style:name="P3" style:family="paragraph" style:parent-style-name="Author">
      <style:text-properties style:use-window-font-color="true" style:font-name="Times New Roman"/>
    </style:style>
    <style:style style:name="P4" style:family="paragraph" style:parent-style-name="Subtitle">
      <style:text-properties style:use-window-font-color="true" style:font-name="Times New Roman"/>
    </style:style>
    <style:style style:name="P5" style:family="paragraph" style:parent-style-name="Bibliography" style:master-page-name="">
      <loext:graphic-properties draw:fill="none"/>
      <style:paragraph-properties fo:margin-left="0.5in" fo:margin-right="0in" fo:margin-top="0in" fo:margin-bottom="0.139in" loext:contextual-spacing="false" fo:text-align="start" style:justify-single-word="false" fo:orphans="2" fo:widows="2" fo:text-indent="-0.5in" style:auto-text-indent="false" style:page-number="auto" fo:background-color="transparent" style:writing-mode="lr-tb"/>
    </style:style>
    <style:style style:name="P6" style:family="paragraph" style:parent-style-name="Heading_20_3">
      <style:text-properties style:use-window-font-color="true" style:font-name="Times New Roman"/>
    </style:style>
    <style:style style:name="P7" style:family="paragraph" style:parent-style-name="Heading_20_2">
      <style:text-properties style:use-window-font-color="true" style:font-name="Times New Roman"/>
    </style:style>
    <style:style style:name="P8" style:family="paragraph" style:parent-style-name="Compact" style:list-style-name="WWNum1001">
      <style:text-properties style:use-window-font-color="true" style:font-name="Times New Roman"/>
    </style:style>
    <style:style style:name="P9" style:family="paragraph" style:parent-style-name="Compact" style:list-style-name="WWNum1002">
      <style:text-properties style:use-window-font-color="true" style:font-name="Times New Roman"/>
    </style:style>
    <style:style style:name="P10" style:family="paragraph" style:parent-style-name="Title" style:master-page-name="Standard">
      <style:paragraph-properties style:page-number="auto"/>
      <style:text-properties style:use-window-font-color="true" style:font-name="Times New Roman"/>
    </style:style>
    <style:style style:name="P11" style:family="paragraph" style:parent-style-name="Text_20_body">
      <style:text-properties style:use-window-font-color="true" style:font-name="Times New Roman"/>
    </style:style>
    <style:style style:name="P12" style:family="paragraph" style:parent-style-name="Figure_20_with_20_Caption">
      <style:text-properties style:use-window-font-color="true" style:font-name="Times New Roman"/>
    </style:style>
    <style:style style:name="P13" style:family="paragraph" style:parent-style-name="Source_20_Code" style:master-page-name="">
      <loext:graphic-properties draw:fill="none"/>
      <style:paragraph-properties fo:margin-left="0in" fo:margin-right="1in" fo:margin-top="0in" fo:margin-bottom="0.139in" loext:contextual-spacing="false" fo:text-align="start" style:justify-single-word="false" fo:orphans="2" fo:widows="2" fo:text-indent="1in" style:auto-text-indent="false" style:page-number="auto" fo:background-color="transparent" style:writing-mode="lr-tb"/>
    </style:style>
    <style:style style:name="P14" style:family="paragraph" style:parent-style-name="First_20_Paragraph">
      <style:text-properties style:use-window-font-color="true" style:font-name="Times New Roman"/>
    </style:style>
    <style:style style:name="P15" style:family="paragraph" style:parent-style-name="Image_20_Caption">
      <style:text-properties style:use-window-font-color="true" style:font-name="Times New Roman"/>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font-name="Times New Roman"/>
    </style:style>
    <style:style style:name="T4" style:family="text">
      <style:text-properties style:font-name="Times New Roman" fo:font-style="italic" style:font-style-asian="italic"/>
    </style:style>
    <style:style style:name="T5" style:family="text">
      <style:text-properties style:use-window-font-color="true" style:font-name="Times New Roman"/>
    </style:style>
    <style:style style:name="T6" style:family="text">
      <style:text-properties style:use-window-font-color="true" style:font-name="Times New Roman" fo:font-style="italic" style:font-style-asian="italic"/>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is is the title</text:p>
      <text:p text:style-name="P4">This is my subtitle (after the colon)</text:p>
      <text:p text:style-name="P3">My Full Name</text:p>
      <text:p text:style-name="P1">This is the abstract. It consists of multiple paragraphs.</text:p>
      <text:h text:style-name="P2" text:outline-level="1"><text:bookmark text:name="introduction"/>Introduction</text:h>
      <text:p text:style-name="P14">This is part 1. Referenced by (Fadda, Yu, and Pomès 2008).</text:p>
      <text:p text:style-name="P13"><text:span text:style-name="Verbatim_20_Char"><text:span text:style-name="T5">This is a blockquote</text:span></text:span></text:p>
      <text:p text:style-name="P14">This is the next paragraph. This is the next paragraph. This is the next paragraph. This is the next paragraph. This is the next paragraph. This is the next paragraph. This is the next paragraph. This is the next paragraph. This is the next paragraph. This is the next paragraph. This is the next paragraph. This is the next paragraph. This is the next paragraph. This is the next paragraph. This is the next paragraph. This is the next paragraph. This is the next paragraph. This is the next paragraph. This is the next paragraph. This is the next paragraph. This is the next paragraph. This is the next paragraph. This is the next paragraph. This is the next paragraph. This is the next paragraph.</text:p>
      <text:p text:style-name="P11"><text:span text:style-name="T1">this text is italics</text:span> and <text:span text:style-name="T2">this text is bold</text:span>.</text:p>
      <text:h text:style-name="P7" text:outline-level="2"><text:bookmark text:name="subsection-1"/>Subsection 1</text:h>
      <text:p text:style-name="P14">Here is an inline equation of <draw:frame draw:style-name="fr1" text:anchor-type="as-char" svg:width="0.5035in" svg:height="0.1839in" draw:z-index="0"><draw:object xlink:href="./Object 2" xlink:type="simple" xlink:show="embed" xlink:actuate="onLoad"/><draw:image xlink:href="./ObjectReplacements/Object 2" xlink:type="simple" xlink:show="embed" xlink:actuate="onLoad"/></draw:frame>.</text:p>
      <text:list xml:id="list2338548840" text:style-name="WWNum1001">
        <text:list-item>
          <text:p text:style-name="P8">Here</text:p>
        </text:list-item>
        <text:list-item>
          <text:p text:style-name="P8">Is a</text:p>
        </text:list-item>
        <text:list-item>
          <text:p text:style-name="P8">List</text:p>
        </text:list-item>
      </text:list>
      <text:list xml:id="list1395487637" text:style-name="WWNum1002">
        <text:list-item>
          <text:list>
            <text:list-item>
              <text:p text:style-name="P9">Sublist!</text:p>
            </text:list-item>
          </text:list>
        </text:list-item>
      </text:list>
      <text:h text:style-name="P6" text:outline-level="3"><text:bookmark text:name="sub-subsection-1"/>Sub-subsection 1</text:h>
      <text:p text:style-name="P14">Here is an equation.</text:p>
      <text:p text:style-name="P11"/>
      <text:h text:style-name="P7" text:outline-level="2"><text:bookmark text:name="this-is-a-figure"/>This is a figure</text:h>
      <text:p text:style-name="P14">See the figure below:</text:p>
      <text:p text:style-name="P12"><text:soft-page-break/>This is a caption</text:p>
      <text:p text:style-name="P15">This is a caption</text:p>
      <text:p text:style-name="P11"/>
      <text:h text:style-name="P2" text:outline-level="1"><text:bookmark text:name="references"/>References</text:h>
      <text:p text:style-name="P5"><text:span text:style-name="T5">Fadda, E, C Yu, and Régis Pomès. 2008. “Electrostatic Control of Proton Pumping in Cytochrome c Oxidase.” </text:span><text:span text:style-name="T6">Biochim Biophys Acta</text:span><text:span text:style-name="T5"> 1777 (3): 277–84. doi:</text:span><text:a xlink:type="simple" xlink:href="https://doi.org/S0005-2728(07)00273-3 [pii] 10.1016/j.bbabio.2007.11.010" text:style-name="Internet_20_link" text:visited-style-name="Visited_20_Internet_20_Link">S0005-2728(07)00273-3 [pii] 10.1016/j.bbabio.2007.11.010</text:a><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k Mukta1" svg:font-family="'Ek Mukta'"/>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Ek Mukta" svg:font-family="'Ek Mukta'"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default-outline-level="" style:class="extra">
      <style:paragraph-properties fo:margin-top="0in" fo:margin-bottom="0.0835in"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is is the title</dc:title>
    <meta:initial-creator>My Full Name</meta:initial-creator>
    <meta:creation-date>2017-08-30T21:52:41</meta:creation-date>
    <dc:date>2017-08-30T14:54:28.325698529</dc:date>
    <meta:generator>LibreOffice/5.4.0.3$Linux_X86_64 LibreOffice_project/40m0$Build-3</meta:generator>
    <meta:editing-duration>PT7M42S</meta:editing-duration>
    <meta:editing-cycles>1</meta:editing-cycles>
    <meta:document-statistic meta:table-count="0" meta:image-count="0" meta:object-count="1" meta:page-count="2" meta:paragraph-count="23" meta:word-count="241" meta:character-count="1345" meta:non-whitespace-character-count="113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row>
        <mn>1</mn>
        <mo stretchy="false">+</mo>
        <mn>1</mn>
      </mrow>
      <mo stretchy="false">=</mo>
      <mn>2</mn>
    </mrow>
    <annotation encoding="StarMath 5.0">1 + 1 = 2</annotation>
  </semantics>
</math>
</file>